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text-properties style:font-name="Calibri" fo:language="sk" fo:country="SK" style:font-name-complex="Calibri"/>
    </style:style>
    <style:style style:name="P3" style:family="paragraph" style:parent-style-name="Standard">
      <style:paragraph-properties fo:text-align="center" style:justify-single-word="false"/>
      <style:text-properties style:font-name="Calibri" fo:language="sk" fo:country="SK" style:font-name-complex="Calibri"/>
    </style:style>
    <style:style style:name="P4" style:family="paragraph" style:parent-style-name="Standard">
      <style:text-properties style:font-name="Calibri" fo:language="sk" fo:country="SK" fo:font-style="italic" style:text-underline-style="solid" style:text-underline-width="auto" style:text-underline-color="font-color" style:font-style-asian="italic" style:font-name-complex="Calibri" style:font-style-complex="italic"/>
    </style:style>
    <style:style style:name="P5" style:family="paragraph" style:parent-style-name="Standard">
      <style:text-properties style:font-name="Calibri" fo:language="sk" fo:country="SK" fo:font-style="italic" style:text-underline-style="none" style:font-style-asian="italic" style:font-name-complex="Calibri" style:font-style-complex="italic"/>
    </style:style>
    <style:style style:name="P6" style:family="paragraph" style:parent-style-name="Standard">
      <style:text-properties style:font-name="Calibri" fo:language="sk" fo:country="SK" fo:font-style="normal" style:font-style-asian="normal" style:font-name-complex="Calibri" style:font-style-complex="normal"/>
    </style:style>
    <style:style style:name="T1" style:family="text">
      <style:text-properties fo:language="en" fo:country="US"/>
    </style:style>
    <style:style style:name="T2" style:family="text">
      <style:text-properties fo:language="en" fo:country="US" fo:font-style="normal" style:font-style-asian="normal" style:font-style-complex="normal"/>
    </style:style>
    <style:style style:name="T3" style:family="text">
      <style:text-properties fo:language="en" fo:country="US" fo:font-style="italic" style:font-style-asian="italic" style:font-style-complex="italic"/>
    </style:style>
    <style:style style:name="T4" style:family="text">
      <style:text-properties fo:font-style="italic" style:text-underline-style="none"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nkey Kong</text:p>
      <text:p text:style-name="P3"/>
      <text:p text:style-name="P2">Donkey Kong is a famous computer game with a graphic interface.</text:p>
      <text:p text:style-name="P2">During the game, the player controls Mario using arrow keys and enter key (jump). The goal is to get to princess Peach. To win the game, the player moves on platforms and can climb ladders. Also, he needs to avoid barrels that Kong throws at him, by either jumping over them or avoiding them while waiting on a ladder. Game ends by either winning, or losing – running into a barrel or falling out of screen.</text:p>
      <text:p text:style-name="P4">Code documentation:</text:p>
      <text:p text:style-name="P6">After starting the game, we enter main menu <text:span text:style-name="T1">(MenuPanel class)</text:span>, where the first three usernames and high scores are displayed. They are saved in a simple .txt file. The user can either reset the high score table to default or play the game. </text:p>
      <text:p text:style-name="P4"><text:span text:style-name="T1">Classes:</text:span></text:p>
      <text:p text:style-name="P5"><text:span text:style-name="T1">DonkeyKong – </text:span><text:span text:style-name="T2">contains main function that creates MainMenu</text:span></text:p>
      <text:p text:style-name="P5"><text:span text:style-name="T1">MainMenu – </text:span><text:span text:style-name="T2">frame that contains MenuPanel</text:span></text:p>
      <text:p text:style-name="P6"><text:span text:style-name="T4">MenuPanel </text:span>–<text:span text:style-name="T1"> containts all elements in the main menu, as well as code for working with the high score table and input controller for working with the input from the keyboard</text:span></text:p>
      <text:p text:style-name="P6"><text:span text:style-name="T3">GameModel </text:span><text:span text:style-name="T1">– implements Observable and contains the logic of the game – what happens in one tick</text:span></text:p>
      <text:p text:style-name="P6"><text:span text:style-name="T3">GameFrame</text:span><text:span text:style-name="T1"> – frame that contains GamePanel and makes sure the window isn't closed by a mistake, is created when the player pressed Play in the main menu</text:span></text:p>
      <text:p text:style-name="P6"><text:span text:style-name="T3">GamePanel </text:span><text:span text:style-name="T1">– panel of GameFrame, is being repainted every tick, overrides paintComponent method</text:span></text:p>
      <text:p text:style-name="P6"><text:span text:style-name="T3">StaticObject</text:span><text:span text:style-name="T1"> – any object, has parameters so we know of the x and y coordinate of the object and its width and height</text:span></text:p>
      <text:p text:style-name="P6"><text:span text:style-name="T3">MovingObject</text:span><text:span text:style-name="T1"> – inherits from StaticObject, added parameters for movement and gravity (to know how to fall from platforms – or in case of mario, during the jump), added functions for checking collisions</text:span></text:p>
      <text:p text:style-name="P6"><text:span text:style-name="T3">Ladder, Peach, Platform </text:span><text:span text:style-name="T1">– static objects that ihnerit from StaticObject </text:span></text:p>
      <text:p text:style-name="P6"><text:span text:style-name="T3">Mario </text:span><text:span text:style-name="T1">– the player, reads input from the keyboard to know where he can move at the moment, checks collisions with barrels, peach, ladder and whether he's standing on a platform during every move</text:span></text:p>
      <text:p text:style-name="P6"><text:span text:style-name="T3">Barrel </text:span><text:span text:style-name="T1">– a moving object ihneriting from MovingObject, has pointAwarded boolean to say wether or not mario has jumped over the barrel</text:span></text:p>
      <text:p text:style-name="P6"><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2-13T12:22:23.36</meta:creation-date>
    <dc:date>2018-02-13T12:51:50.80</dc:date>
    <meta:editing-duration>PT29M24S</meta:editing-duration>
    <meta:editing-cycles>10</meta:editing-cycles>
    <meta:generator>OpenOffice/4.1.2$Win32 OpenOffice.org_project/412m3$Build-9782</meta:generator>
    <meta:document-statistic meta:table-count="0" meta:image-count="0" meta:object-count="0" meta:page-count="1" meta:paragraph-count="17" meta:word-count="358" meta:character-count="2074"/>
  </office:meta>
</office:document-meta>
</file>